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" svg:font-family="Mono" style:font-pitch="fixed"/>
    <style:font-face style:name="Mono1" svg:font-family="Mono" style:font-pitch="variable"/>
    <style:font-face style:name="NSimSun" svg:font-family="NSimSun" style:font-family-generic="modern" style:font-pitch="fixed"/>
    <style:font-face style:name="Roboto Mono" svg:font-family="'Roboto Mono', 'Courier New'"/>
    <style:font-face style:name="Roboto Mono1" svg:font-family="'Roboto Mono', 'Courier New'" style:font-pitch="variable"/>
    <style:font-face style:name="Roboto Mono2" svg:font-family="'Roboto Mono', 'Courier New', monospace"/>
    <style:font-face style:name="WenQuanYi Micro Hei" svg:font-family="'WenQuanYi Micro Hei'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style:font-name="Mono" officeooo:paragraph-rsid="001d4ce3"/>
    </style:style>
    <style:style style:name="P2" style:family="paragraph" style:parent-style-name="Preformatted_20_Text">
      <style:text-properties style:font-name="Mono" officeooo:paragraph-rsid="00213ac7"/>
    </style:style>
    <style:style style:name="P3" style:family="paragraph" style:parent-style-name="Preformatted_20_Text">
      <style:paragraph-properties fo:margin-left="2.501cm" fo:margin-right="0cm" fo:text-indent="0cm" style:auto-text-indent="false"/>
    </style:style>
    <style:style style:name="P4" style:family="paragraph" style:parent-style-name="Preformatted_20_Text">
      <style:paragraph-properties fo:margin-left="5.002cm" fo:margin-right="0cm" fo:text-indent="0cm" style:auto-text-indent="false"/>
    </style:style>
    <style:style style:name="P5" style:family="paragraph" style:parent-style-name="Preformatted_20_Text">
      <style:text-properties officeooo:paragraph-rsid="00213ac7"/>
    </style:style>
    <style:style style:name="P6" style:family="paragraph" style:parent-style-name="Preformatted_20_Text">
      <style:paragraph-properties fo:margin-left="5.002cm" fo:margin-right="0cm" fo:text-indent="0cm" style:auto-text-indent="false"/>
      <style:text-properties officeooo:paragraph-rsid="00213ac7"/>
    </style:style>
    <style:style style:name="P7" style:family="paragraph" style:parent-style-name="Preformatted_20_Text">
      <style:text-properties officeooo:paragraph-rsid="002192dd"/>
    </style:style>
    <style:style style:name="P8" style:family="paragraph" style:parent-style-name="Preformatted_20_Text">
      <style:text-properties fo:font-size="10pt" style:font-size-asian="10pt" style:font-size-complex="10pt"/>
    </style:style>
    <style:style style:name="P9" style:family="paragraph" style:parent-style-name="Preformatted_20_Text">
      <style:paragraph-properties fo:margin-left="2.501cm" fo:margin-right="0cm" fo:text-indent="0cm" style:auto-text-indent="false"/>
      <style:text-properties fo:font-size="10pt" style:font-size-asian="10pt" style:font-size-complex="10pt"/>
    </style:style>
    <style:style style:name="P10" style:family="paragraph" style:parent-style-name="Preformatted_20_Text">
      <style:paragraph-properties fo:margin-left="5.002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Preformatted_20_Text">
      <style:text-properties style:font-name="Mono" fo:font-size="10pt" fo:font-weight="bold" officeooo:rsid="001d4ce3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style:font-name="Mono" fo:font-size="6pt" style:font-name-asian="Roboto Mono" style:font-size-asian="6pt" style:font-weight-asian="bold" style:font-size-complex="6pt" style:font-weight-complex="bold"/>
    </style:style>
    <style:style style:name="T1" style:family="text">
      <style:text-properties style:font-name="Roboto Mono2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Roboto Mono2" fo:font-size="10pt" fo:font-weight="bold" officeooo:rsid="001d4ce3" style:font-size-asian="10pt" style:font-weight-asian="bold" style:font-size-complex="10pt" style:font-weight-complex="bold"/>
    </style:style>
    <style:style style:name="T3" style:family="text">
      <style:text-properties style:font-name="Roboto Mono2" fo:font-size="10pt" fo:font-weight="bold" officeooo:rsid="00213ac7" style:font-size-asian="10pt" style:font-weight-asian="bold" style:font-size-complex="10pt" style:font-weight-complex="bold"/>
    </style:style>
    <style:style style:name="T4" style:family="text">
      <style:text-properties style:font-name="Roboto Mono2" fo:font-size="10pt" fo:font-weight="bold" officeooo:rsid="0021c115" style:font-size-asian="10pt" style:font-weight-asian="bold" style:font-size-complex="10pt" style:font-weight-complex="bold"/>
    </style:style>
    <style:style style:name="T5" style:family="text">
      <style:text-properties style:font-name="Roboto Mono2" fo:font-size="10pt" style:font-size-asian="10pt" style:font-size-complex="10pt"/>
    </style:style>
    <style:style style:name="T6" style:family="text">
      <style:text-properties style:font-name="Roboto Mono2" fo:font-size="10pt" officeooo:rsid="00213ac7" style:font-size-asian="10pt" style:font-size-complex="10pt"/>
    </style:style>
    <style:style style:name="T7" style:family="text">
      <style:text-properties style:font-name="Roboto Mono2" fo:font-size="10pt" officeooo:rsid="002318fd" style:font-size-asian="10pt" style:font-size-complex="10pt"/>
    </style:style>
    <style:style style:name="T8" style:family="text">
      <style:text-properties style:font-name="Roboto Mono2" fo:font-size="10pt" fo:font-weight="normal" officeooo:rsid="00213ac7" style:font-size-asian="10pt" style:font-weight-asian="normal" style:font-size-complex="10pt" style:font-weight-complex="normal"/>
    </style:style>
    <style:style style:name="T9" style:family="text">
      <style:text-properties style:font-name="Roboto Mono2" fo:font-size="10pt" fo:font-weight="normal" officeooo:rsid="002192dd" style:font-size-asian="10pt" style:font-weight-asian="normal" style:font-size-complex="10pt" style:font-weight-complex="normal"/>
    </style:style>
    <style:style style:name="T10" style:family="text">
      <style:text-properties style:font-name="Roboto Mono2" fo:font-size="20pt" fo:font-weight="bold" officeooo:rsid="00213ac7" style:font-size-asian="20pt" style:font-weight-asian="bold" style:font-size-complex="20pt" style:font-weight-complex="bold"/>
    </style:style>
    <style:style style:name="T11" style:family="text">
      <style:text-properties fo:color="#000000" loext:opacity="100%" style:font-name="Roboto Mono2" fo:font-size="10pt" style:font-size-asian="10pt" style:font-size-complex="10pt"/>
    </style:style>
    <style:style style:name="T12" style:family="text">
      <style:text-properties fo:color="#000000" loext:opacity="100%" style:font-name="Roboto Mono2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000000" loext:opacity="100%" style:font-name="Roboto Mono2" fo:font-size="10pt" fo:font-weight="bold" officeooo:rsid="00213ac7" style:font-size-asian="10pt" style:font-weight-asian="bold" style:font-size-complex="10pt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style:font-name="Mono" fo:font-size="6pt" style:font-name-asian="Roboto Mono" style:font-size-asian="6pt" style:font-weight-asian="bold" style:font-size-complex="6pt" style:font-weight-complex="bold"/>
    </style:style>
    <style:style style:name="T16" style:family="text">
      <style:text-properties style:font-name="Mono" fo:font-size="6pt" style:font-size-asian="6pt" style:font-size-complex="6pt"/>
    </style:style>
    <style:style style:name="T17" style:family="text">
      <style:text-properties style:font-name="Mono" fo:font-size="6pt" style:font-name-asian="Roboto Mono" style:font-size-asian="6pt" style:font-size-complex="6pt"/>
    </style:style>
    <style:style style:name="gr1" style:family="graphic">
      <style:graphic-properties draw:stroke="none" svg:stroke-color="#000000" draw:fill="none" draw:fill-color="#ffffff" fo:min-height="3.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2"/></text:span></text:p>
      <text:p text:style-name="P2"><text:span text:style-name="Source_20_Text"><text:span text:style-name="T10">Breaking the law</text:span></text:span></text:p>
      <text:p text:style-name="P2"><text:span text:style-name="Source_20_Text"><text:span text:style-name="T8">1980 Judas Priest. </text:span></text:span><text:span text:style-name="Source_20_Text"><text:span text:style-name="T9">Direkte Antwort auf die Politik von Margaret Thatcher.</text:span></text:span></text:p>
      <text:p text:style-name="P1"><text:span text:style-name="Source_20_Text"><text:span text:style-name="T2"/></text:span></text:p>
      <text:p text:style-name="P5"><text:span text:style-name="Source_20_Text"><text:span text:style-name="T6">Intro Riff<text:tab/><text:tab/><text:tab/><text:tab/><text:tab/><text:tab/><text:tab/><text:tab/><text:tab/><text:tab/><text:tab/><text:tab/></text:span></text:span><text:span text:style-name="Source_20_Text"><text:span text:style-name="T7">164</text:span></text:span></text:p>
      <text:p text:style-name="P5"><text:span text:style-name="Source_20_Text"><text:span text:style-name="T14"><text:s/></text:span></text:span></text:p>
      <text:p text:style-name="Preformatted_20_Text"><text:span text:style-name="Source_20_Text"><text:span text:style-name="T11">A5</text:span></text:span><text:span text:style-name="Source_20_Text"><text:span text:style-name="T5"> <text:s text:c="29"/></text:span></text:span><text:span text:style-name="Source_20_Text"><text:span text:style-name="T11">C5</text:span></text:span><text:span text:style-name="Source_20_Text"><text:span text:style-name="T5"> <text:s text:c="5"/></text:span></text:span><text:span text:style-name="Source_20_Text"><text:span text:style-name="T11">G5</text:span></text:span><text:span text:style-name="Source_20_Text"><text:span text:style-name="T5"> <text:s text:c="5"/></text:span></text:span><text:span text:style-name="Source_20_Text"><text:span text:style-name="T11">A5</text:span></text:span></text:p>
      <text:p text:style-name="Preformatted_20_Text"><text:span text:style-name="Source_20_Text"><text:span text:style-name="T5">There I was completely wasting, out of work and down</text:span></text:span></text:p>
      <text:p text:style-name="Preformatted_20_Text"><text:span text:style-name="Source_20_Text"><text:span text:style-name="T11">A5</text:span></text:span><text:span text:style-name="Source_20_Text"><text:span text:style-name="T5"> <text:s text:c="33"/></text:span></text:span><text:span text:style-name="Source_20_Text"><text:span text:style-name="T11">C5</text:span></text:span><text:span text:style-name="Source_20_Text"><text:span text:style-name="T5"> <text:s text:c="9"/></text:span></text:span><text:span text:style-name="Source_20_Text"><text:span text:style-name="T11">G5</text:span></text:span><text:span text:style-name="Source_20_Text"><text:span text:style-name="T5"> <text:s text:c="4"/></text:span></text:span><text:span text:style-name="Source_20_Text"><text:span text:style-name="T11">A5</text:span></text:span></text:p>
      <text:p text:style-name="Preformatted_20_Text"><text:span text:style-name="Source_20_Text"><text:span text:style-name="T5">All inside it's so frustrating as I drift from town to town</text:span></text:span></text:p>
      <text:p text:style-name="Preformatted_20_Text"><text:span text:style-name="Source_20_Text"><text:span text:style-name="T14"/></text:span></text:p>
      <text:p text:style-name="P3"><text:span text:style-name="Source_20_Text"><text:span text:style-name="T14"><text:s/></text:span></text:span><text:span text:style-name="Source_20_Text"><text:span text:style-name="T11">F5</text:span></text:span><text:span text:style-name="Source_20_Text"><text:span text:style-name="T5"> <text:s text:c="25"/></text:span></text:span><text:span text:style-name="Source_20_Text"><text:span text:style-name="T11">C5</text:span></text:span></text:p>
      <text:p text:style-name="P3"><text:span text:style-name="Source_20_Text"><text:span text:style-name="T5">Feel as though nobody cares if I live or die</text:span></text:span></text:p>
      <text:p text:style-name="P3"><text:span text:style-name="Source_20_Text"><text:span text:style-name="T11">F5</text:span></text:span><text:span text:style-name="Source_20_Text"><text:span text:style-name="T5"> <text:s text:c="35"/></text:span></text:span><text:span text:style-name="Source_20_Text"><text:span text:style-name="T11">E5</text:span></text:span></text:p>
      <text:p text:style-name="P3"><text:span text:style-name="Source_20_Text"><text:span text:style-name="T5">So I might as well begin to put some action in my life</text:span></text:span></text:p>
      <text:p text:style-name="P8"/>
      <text:p text:style-name="P4"><text:span text:style-name="Source_20_Text"><text:span text:style-name="T12">A</text:span></text:span><text:span text:style-name="Source_20_Text"><text:span text:style-name="T1"> <text:s text:c="33"/></text:span></text:span><text:span text:style-name="Source_20_Text"><text:span text:style-name="T12">A5</text:span></text:span></text:p>
      <text:p text:style-name="P4"><text:span text:style-name="Source_20_Text"><text:span text:style-name="T1">Breaking the law, breaking the law</text:span></text:span></text:p>
      <text:p text:style-name="P4"><text:span text:style-name="Source_20_Text"><text:span text:style-name="T12">A</text:span></text:span><text:span text:style-name="Source_20_Text"><text:span text:style-name="T1"> <text:s text:c="33"/></text:span></text:span><text:span text:style-name="Source_20_Text"><text:span text:style-name="T12">A5</text:span></text:span><text:span text:style-name="Source_20_Text"><text:span text:style-name="T1"> </text:span></text:span><text:span text:style-name="Source_20_Text"><text:span text:style-name="T12">A5</text:span></text:span></text:p>
      <text:p text:style-name="P4"><text:span text:style-name="Source_20_Text"><text:span text:style-name="T1">breaking the law, breaking the law</text:span></text:span></text:p>
      <text:p text:style-name="P4"><text:span text:style-name="Source_20_Text"><text:span text:style-name="T12">A</text:span></text:span><text:span text:style-name="Source_20_Text"><text:span text:style-name="T1"> <text:s text:c="33"/></text:span></text:span><text:span text:style-name="Source_20_Text"><text:span text:style-name="T12">A5</text:span></text:span></text:p>
      <text:p text:style-name="P4"><text:span text:style-name="Source_20_Text"><text:span text:style-name="T1">breaking the law, breaking the law</text:span></text:span></text:p>
      <text:p text:style-name="P4"><text:span text:style-name="Source_20_Text"><text:span text:style-name="T12">A</text:span></text:span><text:span text:style-name="Source_20_Text"><text:span text:style-name="T1"> <text:s text:c="33"/></text:span></text:span><text:span text:style-name="Source_20_Text"><text:span text:style-name="T12">A5</text:span></text:span><text:span text:style-name="Source_20_Text"><text:span text:style-name="T1"> </text:span></text:span><text:span text:style-name="Source_20_Text"><text:span text:style-name="T12">A5</text:span></text:span></text:p>
      <text:p text:style-name="P4"><text:span text:style-name="Source_20_Text"><text:span text:style-name="T1">breaking the law, breaking the law</text:span></text:span></text:p>
      <text:p text:style-name="P8"/>
      <text:p text:style-name="Preformatted_20_Text"><text:span text:style-name="Source_20_Text"><text:span text:style-name="T14"><text:s/></text:span></text:span></text:p>
      <text:p text:style-name="Preformatted_20_Text"><text:span text:style-name="Source_20_Text"><text:span text:style-name="T5"><text:s text:c="31"/>C5 <text:s text:c="6"/>G5 <text:s text:c="2"/>A5</text:span></text:span></text:p>
      <text:p text:style-name="Preformatted_20_Text"><text:span text:style-name="Source_20_Text"><text:span text:style-name="T5">So much for the golden future, I can't even start</text:span></text:span></text:p>
      <text:p text:style-name="Preformatted_20_Text"><text:span text:style-name="Source_20_Text"><text:span text:style-name="T5">A5 <text:s text:c="36"/>C5 <text:s text:c="4"/>D5 <text:s text:c="2"/>E5</text:span></text:span></text:p>
      <text:p text:style-name="Preformatted_20_Text"><text:span text:style-name="Source_20_Text"><text:span text:style-name="T5">I've had every promise broken, there's anger in my heart</text:span></text:span></text:p>
      <text:p text:style-name="P8"/>
      <text:p text:style-name="P3"><text:span text:style-name="Source_20_Text"><text:span text:style-name="T5">F5 <text:s text:c="29"/>C5</text:span></text:span></text:p>
      <text:p text:style-name="P3"><text:span text:style-name="Source_20_Text"><text:span text:style-name="T5">You don't know what it's like, you don't have a clue</text:span></text:span></text:p>
      <text:p text:style-name="P3"><text:span text:style-name="Source_20_Text"><text:span text:style-name="T5">F5 <text:s text:c="32"/>E5</text:span></text:span></text:p>
      <text:p text:style-name="P3"><text:span text:style-name="Source_20_Text"><text:span text:style-name="T5">If you did you'd find yourselves doing the same thing too</text:span></text:span></text:p>
      <text:p text:style-name="P9"/>
      <text:p text:style-name="Preformatted_20_Text"><text:span text:style-name="Source_20_Text"><text:span text:style-name="T14"><text:s/><text:tab/><text:tab/><text:tab/></text:span></text:span><text:span text:style-name="Source_20_Text"><text:span text:style-name="T12"><text:tab/></text:span></text:span><text:span text:style-name="Source_20_Text"><text:span text:style-name="T13">Chorus</text:span></text:span></text:p>
      <text:p text:style-name="Preformatted_20_Text"><text:span text:style-name="Source_20_Text"><text:span text:style-name="T14"><text:s/></text:span></text:span></text:p>
      <text:p text:style-name="P7"><text:span text:style-name="Source_20_Text"><text:span text:style-name="T6">Bridge: </text:span></text:span><text:span text:style-name="Source_20_Text"><text:span text:style-name="T5">B <text:s text:c="5"/>A A B <text:s text:c="5"/>A A B <text:s text:c="5"/>A A B <text:s text:c="5"/>A A<text:line-break/>D5 <text:s text:c="4"/>F5 <text:s text:c="8"/>C5 <text:s text:c="13"/>D5 <text:s/>F5 <text:s/>G5 </text:span></text:span></text:p>
      <text:p text:style-name="Preformatted_20_Text"><text:span text:style-name="Source_20_Text"><text:span text:style-name="T5"><text:tab/>You don't know what it's like</text:span></text:span></text:p>
      <text:p text:style-name="P7"><text:span text:style-name="Source_20_Text"><text:span text:style-name="T5">D5 <text:s text:c="4"/>F5 C5 D5 <text:s/>F5 G5 </text:span></text:span></text:p>
      <text:p text:style-name="Preformatted_20_Text"><text:span text:style-name="Source_20_Text"><text:span text:style-name="T5"/></text:span></text:p>
      <text:p text:style-name="P10"/>
      <text:p text:style-name="P6"><text:span text:style-name="Source_20_Text"><text:span text:style-name="T3">Riff </text:span></text:span><text:span text:style-name="Source_20_Text"><text:span text:style-name="T4">4x Instrumental</text:span></text:span></text:p>
      <text:p text:style-name="P4"><text:span text:style-name="Source_20_Text"><text:span text:style-name="T4">Riff 4x mit </text:span></text:span><text:span text:style-name="Source_20_Text"><text:span text:style-name="T1">Breaking the law, breaking the law</text:span></text:span></text:p>
      <text:p text:style-name="P11"><draw:frame text:anchor-type="paragraph" draw:z-index="0" draw:name="Textrahmen 1" draw:style-name="gr1" draw:text-style-name="P12" svg:width="7.781cm" svg:height="3.14cm" svg:x="0.252cm" svg:y="1.693cm"><draw:text-box><text:p><text:span text:style-name="T15">e|--------------------------|--------------------------|</text:span></text:p><text:p><text:span text:style-name="T16"/></text:p><text:p><text:span text:style-name="T17">B|--------------------------|--------------------------|</text:span></text:p><text:p><text:span text:style-name="T16"/></text:p><text:p><text:span text:style-name="T17">G|--------------------------|--------------------------|</text:span></text:p><text:p><text:span text:style-name="T16"/></text:p><text:p><text:span text:style-name="T17">D|--------------------------|--------------------------|</text:span></text:p><text:p><text:span text:style-name="T16"/></text:p><text:p><text:span text:style-name="T17">A|-0--2--3--0-2--3--0-2--3--|-------0-------0----3--2--|</text:span></text:p><text:p><text:span text:style-name="T16"/></text:p><text:p><text:span text:style-name="T17">E|--------------------------|-1--3-----1-3-----3-------|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" svg:font-family="Mono" style:font-pitch="fixed"/>
    <style:font-face style:name="Mono1" svg:font-family="Mono" style:font-pitch="variable"/>
    <style:font-face style:name="NSimSun" svg:font-family="NSimSun" style:font-family-generic="modern" style:font-pitch="fixed"/>
    <style:font-face style:name="Roboto Mono" svg:font-family="'Roboto Mono', 'Courier New'"/>
    <style:font-face style:name="Roboto Mono1" svg:font-family="'Roboto Mono', 'Courier New'" style:font-pitch="variable"/>
    <style:font-face style:name="Roboto Mono2" svg:font-family="'Roboto Mono', 'Courier New', monospace"/>
    <style:font-face style:name="WenQuanYi Micro Hei" svg:font-family="'WenQuanYi Micro Hei'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de" fo:country="CH" style:letter-kerning="true" style:font-name-asian="WenQuanYi Micro Hei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de" fo:country="CH" style:letter-kerning="true" style:font-name-asian="WenQuanYi Micro Hei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1-23T09:22:22.374822509</meta:creation-date>
    <meta:print-date>2025-01-29T17:35:10.724000000</meta:print-date>
    <dc:date>2025-03-14T18:05:19.395000000</dc:date>
    <meta:editing-duration>PT44M29S</meta:editing-duration>
    <meta:editing-cycles>8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36" meta:word-count="205" meta:character-count="1406" meta:non-whitespace-character-count="740"/>
  </office:meta>
</office:document-meta>
</file>